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8.89cm" fo:margin-left="0.093cm" table:align="left"/>
    </style:style>
    <style:style style:name="Tableau8.A" style:family="table-column">
      <style:table-column-properties style:column-width="8.89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4.904cm" table:align="left"/>
    </style:style>
    <style:style style:name="Tableau9.A" style:family="table-column">
      <style:table-column-properties style:column-width="4.904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1.783cm" table:align="left"/>
    </style:style>
    <style:style style:name="Tableau10.A" style:family="table-column">
      <style:table-column-properties style:column-width="11.783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8.89cm" fo:margin-left="0.093cm" table:align="left"/>
    </style:style>
    <style:style style:name="Tableau11.A" style:family="table-column">
      <style:table-column-properties style:column-width="8.89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3.598cm" table:align="left"/>
    </style:style>
    <style:style style:name="Tableau12.A" style:family="table-column">
      <style:table-column-properties style:column-width="3.598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7" style:family="table">
      <style:table-properties style:width="8.49cm" table:align="left"/>
    </style:style>
    <style:style style:name="Tableau7.A" style:family="table-column">
      <style:table-column-properties style:column-width="8.49cm"/>
    </style:style>
    <style:style style:name="Tableau7.A1" style:family="table-cell">
      <style:table-cell-properties style:vertical-align="middle" fo:padding="0.212cm" fo:border="0.05pt solid #9e9e9e"/>
    </style:style>
    <style:style style:name="P1" style:family="paragraph" style:parent-style-name="Standard">
      <style:text-properties style:font-name="Arial" fo:font-size="8pt" style:font-size-asian="8pt" style:font-size-complex="8pt"/>
    </style:style>
    <style:style style:name="P2" style:family="paragraph" style:parent-style-name="Standard">
      <style:text-properties style:font-name="Arial" fo:font-size="8pt" officeooo:paragraph-rsid="000a468b" style:font-size-asian="8pt" style:font-size-complex="8pt"/>
    </style:style>
    <style:style style:name="P3" style:family="paragraph" style:parent-style-name="Standard">
      <style:text-properties style:font-name="Arial" fo:font-size="12pt" officeooo:rsid="00082496" officeooo:paragraph-rsid="000a468b" style:font-size-asian="12pt" style:font-size-complex="12pt"/>
    </style:style>
    <style:style style:name="P4" style:family="paragraph" style:parent-style-name="Standard">
      <style:text-properties style:font-name="Arial" fo:font-size="12pt" officeooo:rsid="00091c9a" officeooo:paragraph-rsid="000a468b" style:font-size-asian="12pt" style:font-size-complex="12pt"/>
    </style:style>
    <style:style style:name="P5" style:family="paragraph" style:parent-style-name="Standard">
      <style:text-properties style:font-name="Arial" fo:font-size="12pt" officeooo:paragraph-rsid="000a468b" style:font-size-asian="12pt" style:font-size-complex="12pt"/>
    </style:style>
    <style:style style:name="P6" style:family="paragraph" style:parent-style-name="Standard">
      <style:text-properties style:font-name="Arial" fo:font-size="12pt" officeooo:rsid="000a468b" officeooo:paragraph-rsid="000a468b" style:font-size-asian="12pt" style:font-size-complex="12pt"/>
    </style:style>
    <style:style style:name="P7" style:family="paragraph" style:parent-style-name="Standard">
      <style:text-properties style:font-name="Arial" fo:font-size="12pt" style:text-underline-style="solid" style:text-underline-width="auto" style:text-underline-color="font-color" officeooo:rsid="000a468b" officeooo:paragraph-rsid="000a468b" style:font-size-asian="12pt" style:font-size-complex="12pt"/>
    </style:style>
    <style:style style:name="P8" style:family="paragraph" style:parent-style-name="Standard">
      <style:text-properties style:font-name="Arial" fo:font-size="12pt" style:text-underline-style="solid" style:text-underline-width="auto" style:text-underline-color="font-color" officeooo:rsid="00091c9a" officeooo:paragraph-rsid="000a468b" style:font-size-asian="12pt" style:font-size-complex="12pt"/>
    </style:style>
    <style:style style:name="P9" style:family="paragraph" style:parent-style-name="Standard">
      <style:text-properties style:font-name="Arial" fo:font-size="12pt" style:text-underline-style="solid" style:text-underline-width="auto" style:text-underline-color="font-color" officeooo:rsid="00091c9a" officeooo:paragraph-rsid="00091c9a" style:font-size-asian="12pt" style:font-size-complex="12pt"/>
    </style:style>
    <style:style style:name="P10" style:family="paragraph" style:parent-style-name="Standard">
      <style:text-properties style:font-name="Arial" fo:font-size="12pt" style:text-underline-style="solid" style:text-underline-width="auto" style:text-underline-color="font-color" officeooo:paragraph-rsid="000a468b" style:font-size-asian="12pt" style:font-size-complex="12pt"/>
    </style:style>
    <style:style style:name="P11" style:family="paragraph" style:parent-style-name="Standard">
      <style:text-properties style:font-name="Arial" fo:font-size="10pt" officeooo:rsid="00082496" officeooo:paragraph-rsid="000a468b" style:font-size-asian="8.75pt" style:font-size-complex="10pt"/>
    </style:style>
    <style:style style:name="P12" style:family="paragraph" style:parent-style-name="Standard">
      <style:text-properties style:font-name="Arial" fo:font-size="10pt" officeooo:rsid="00091c9a" officeooo:paragraph-rsid="00091c9a" style:font-size-asian="10pt" style:font-size-complex="10pt"/>
    </style:style>
    <style:style style:name="P13" style:family="paragraph" style:parent-style-name="Standard">
      <style:text-properties style:font-name="Arial" fo:font-size="10pt" officeooo:rsid="00091c9a" officeooo:paragraph-rsid="000a468b" style:font-size-asian="10pt" style:font-size-complex="10pt"/>
    </style:style>
    <style:style style:name="P14" style:family="paragraph" style:parent-style-name="Standard">
      <style:text-properties style:font-name="Arial" fo:font-size="10pt" officeooo:rsid="000a468b" officeooo:paragraph-rsid="000a468b" style:font-size-asian="10pt" style:font-size-complex="10pt"/>
    </style:style>
    <style:style style:name="P15" style:family="paragraph" style:parent-style-name="Standard">
      <style:text-properties style:font-name="Arial" fo:font-size="10pt" style:text-underline-style="none" officeooo:rsid="000d6a7e" officeooo:paragraph-rsid="000d6a7e" style:font-size-asian="10pt" style:font-size-complex="10pt"/>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officeooo:rsid="000a468b" officeooo:paragraph-rsid="000a468b" style:font-size-asian="14pt" style:font-size-complex="14pt"/>
    </style:style>
    <style:style style:name="P17"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1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style:text-blinking="false" fo:background-color="transparent" style:font-size-asian="8pt" style:font-weight-asian="bold" style:font-size-complex="8pt" style:font-weight-complex="bold"/>
    </style:style>
    <style:style style:name="P19" style:family="paragraph" style:parent-style-name="Table_20_Contents">
      <style:paragraph-properties fo:text-align="start" style:justify-single-word="false"/>
      <style:text-properties style:font-name="Arial" fo:font-size="8pt" fo:font-weight="bold" officeooo:rsid="000244d0" officeooo:paragraph-rsid="000244d0" style:font-size-asian="8pt" style:font-weight-asian="bold" style:font-size-complex="8pt" style:font-weight-complex="bold"/>
    </style:style>
    <style:style style:name="P20" style:family="paragraph" style:parent-style-name="Table_20_Contents">
      <style:text-properties style:font-name="Arial" fo:font-size="8pt" fo:font-weight="bold" officeooo:rsid="000244d0" officeooo:paragraph-rsid="000244d0" style:font-size-asian="8pt" style:font-weight-asian="bold" style:font-size-complex="8pt" style:font-weight-complex="bold"/>
    </style:style>
    <style:style style:name="P21" style:family="paragraph" style:parent-style-name="Table_20_Contents">
      <style:text-properties style:font-name="Arial" fo:font-size="8pt" style:font-size-asian="8pt" style:font-size-complex="8pt"/>
    </style:style>
    <style:style style:name="P22" style:family="paragraph" style:parent-style-name="Table_20_Contents">
      <style:text-properties style:font-name="Arial" fo:font-size="8pt" officeooo:rsid="000244d0" officeooo:paragraph-rsid="000244d0" style:font-size-asian="8pt" style:font-size-complex="8pt"/>
    </style:style>
    <style:style style:name="P23" style:family="paragraph" style:parent-style-name="Table_20_Contents">
      <style:text-properties style:font-name="Arial" fo:font-size="8pt" officeooo:rsid="00032da8" officeooo:paragraph-rsid="00032da8" style:font-size-asian="8pt" style:font-size-complex="8pt"/>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officeooo:rsid="000244d0" officeooo:paragraph-rsid="000244d0" style:text-blinking="false" fo:background-color="transparent" style:font-size-asian="8pt" style:font-weight-asian="bold" style:font-size-complex="8pt" style:font-weight-complex="bold"/>
    </style:style>
    <style:style style:name="P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2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0244d0" style:text-blinking="false" fo:background-color="transparent" style:font-size-asian="8pt" style:font-size-complex="8p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rsid="000244d0" officeooo:paragraph-rsid="000244d0" style:text-blinking="false" fo:background-color="transparent" style:font-size-asian="8pt" style:font-size-complex="8pt"/>
    </style:style>
    <style:style style:name="P28" style:family="paragraph" style:parent-style-name="Text_20_body">
      <style:paragraph-properties fo:margin-top="0cm" fo:margin-bottom="0cm" loext:contextual-spacing="false" fo:line-height="120%" style:writing-mode="lr-tb"/>
      <style:text-properties style:font-name="Arial" fo:font-size="8pt" style:font-size-asian="8pt" style:font-size-complex="8pt"/>
    </style:style>
    <style:style style:name="P29" style:family="paragraph" style:parent-style-name="Text_20_body">
      <style:paragraph-properties fo:margin-top="0cm" fo:margin-bottom="0cm" loext:contextual-spacing="false" fo:line-height="120%" style:writing-mode="lr-tb"/>
      <style:text-properties style:font-name="Arial" fo:font-size="8pt" officeooo:rsid="000244d0" officeooo:paragraph-rsid="000244d0" style:font-size-asian="8pt" style:font-size-complex="8pt"/>
    </style:style>
    <style:style style:name="P30" style:family="paragraph" style:parent-style-name="Text_20_body">
      <style:text-properties style:font-name="Arial" fo:font-size="8pt" officeooo:paragraph-rsid="000a468b" style:font-size-asian="8pt" style:font-size-complex="8pt"/>
    </style:style>
    <style:style style:name="P31" style:family="paragraph" style:parent-style-name="Text_20_body">
      <style:text-properties style:font-name="Arial" fo:font-size="10pt" officeooo:paragraph-rsid="000a468b" style:font-size-asian="10pt" style:font-size-complex="10pt"/>
    </style:style>
    <style:style style:name="P32" style:family="paragraph" style:parent-style-name="Text_20_body">
      <style:paragraph-properties fo:text-align="end" style:justify-single-word="false"/>
      <style:text-properties style:font-name="Arial" fo:font-size="10pt" officeooo:paragraph-rsid="000a468b" style:font-size-asian="10pt" style:font-size-complex="10pt"/>
    </style:style>
    <style:style style:name="P33" style:family="paragraph">
      <style:text-properties fo:font-size="12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tyle="normal" style:text-underline-style="none" fo:font-weight="bold" officeooo:rsid="000244d0" style:text-blinking="false" fo:background-color="transparent" loext:char-shading-value="0" style:font-weight-asian="bold" style:font-weight-complex="bold"/>
    </style:style>
    <style:style style:name="T4" style:family="text">
      <style:text-properties fo:font-variant="normal" fo:text-transform="none" fo:color="#24292e" fo:letter-spacing="normal" fo:font-style="normal" fo:font-weight="normal"/>
    </style:style>
    <style:style style:name="T5" style:family="text">
      <style:text-properties officeooo:rsid="000244d0"/>
    </style:style>
    <style:style style:name="T6" style:family="text">
      <style:text-properties officeooo:rsid="00066e22"/>
    </style:style>
    <style:style style:name="T7" style:family="text">
      <style:text-properties officeooo:rsid="00082496"/>
    </style:style>
    <style:style style:name="T8" style:family="text">
      <style:text-properties officeooo:rsid="000a468b"/>
    </style:style>
    <style:style style:name="T9" style:family="text">
      <style:text-properties officeooo:rsid="000e005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gr1" style:family="graphic">
      <style:graphic-properties draw:textarea-horizontal-align="justify" draw:textarea-vertical-align="middle" draw:auto-grow-height="false" fo:min-height="1.187cm" fo:min-width="0.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92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8">Florian MUTIN <text:s text:c="117"/>3IF4 binôme B3414</text:span></text:p>
      <text:p text:style-name="P31"><text:span text:style-name="T8"><text:s/>Loïc CASTELLON</text:span></text:p>
      <text:p text:style-name="P31"/>
      <text:p text:style-name="P12"/>
      <text:p text:style-name="P12"/>
      <text:p text:style-name="P12"/>
      <text:p text:style-name="P16">Compte rendu TP C++ n°2 : Héritage - Polymorphisme</text:p>
      <text:p text:style-name="P12"/>
      <text:p text:style-name="P12"/>
      <text:p text:style-name="P12"/>
      <text:p text:style-name="P12"/>
      <text:p text:style-name="P12"/>
      <text:p text:style-name="P12"/>
      <text:p text:style-name="P12"/>
      <text:p text:style-name="P12"/>
      <text:p text:style-name="P6">SOMMAIRE : </text:p>
      <text:p text:style-name="P6"/>
      <text:p text:style-name="P14"/>
      <text:p text:style-name="P14">I Description des classes – graphe d'héritage</text:p>
      <text:p text:style-name="P14"/>
      <text:p text:style-name="P14">II Description de la structure de donnée – dessin mémoire</text:p>
      <text:p text:style-name="P14"/>
      <text:p text:style-name="P14">III Listing des classes</text:p>
      <text:p text:style-name="P14"/>
      <text:p text:style-name="P14">IV Conclusion</text:p>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
      <text:p text:style-name="P7"><text:soft-page-break/>I) Description des classes – graphe d'héritage</text:p>
      <text:p text:style-name="P12"/>
      <text:p text:style-name="P12"/>
      <text:p text:style-name="P12"/>
      <text:p text:style-name="P12"><draw:frame draw:style-name="fr1" draw:name="Cadre7" text:anchor-type="paragraph" svg:x="4.217cm" svg:y="0.24cm" draw:z-index="8"><draw:text-box fo:min-height="0.34cm" fo:min-width="0.34cm"><table:table table:name="Tableau7" table:style-name="Tableau7"><table:table-column table:style-name="Tableau7.A"/><table:table-row><table:table-cell table:style-name="Tableau7.A1" office:value-type="string"><text:p text:style-name="P18">Trajet</text:p></table:table-cell></table:table-row><table:table-row><table:table-cell table:style-name="Tableau7.A1" office:value-type="string"><text:p text:style-name="P21"/></table:table-cell></table:table-row><table:table-row><table:table-cell table:style-name="Tableau7.A1" office:value-type="string"><text:p text:style-name="P17">virtual void Affiche()</text:p><text:p text:style-name="P17">virtual bool IsBefore(Trajet &amp;) const</text:p><text:p text:style-name="P17">virtual const char* GetDepart const()</text:p><text:p text:style-name="P17">virtual const char* GetArrivee const()</text:p><text:p text:style-name="P17">Trajet()</text:p><text:p text:style-name="P17">virtual ~TrajetSimple()</text:p></table:table-cell></table:table-row></table:table></draw:text-box></draw:frame></text:p>
      <text:p text:style-name="P12"/>
      <text:p text:style-name="P30"/>
      <text:p text:style-name="P2"/>
      <text:p text:style-name="P30"/>
      <text:p text:style-name="P30"/>
      <text:p text:style-name="P2"/>
      <text:p text:style-name="P2"/>
      <text:p text:style-name="P2"/>
      <text:p text:style-name="P2"/>
      <text:p text:style-name="P2"/>
      <text:p text:style-name="P2"/>
      <text:p text:style-name="P2"><draw:custom-shape text:anchor-type="paragraph" draw:z-index="4" draw:style-name="gr1" svg:width="0.763cm" svg:height="1.355cm" svg:x="9.315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2" draw:text-style-name="P33" svg:width="0.768cm" svg:height="1.362cm" svg:x="6.717cm" svg:y="0.1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draw:frame draw:style-name="fr1" draw:name="Cadre8" text:anchor-type="paragraph" svg:x="-1.558cm" svg:y="0.217cm" draw:z-index="0"><draw:text-box fo:min-height="0.499cm" fo:min-width="2cm"><table:table table:name="Tableau8" table:style-name="Tableau8"><table:table-column table:style-name="Tableau8.A"/><table:table-row><table:table-cell table:style-name="Tableau8.A1" office:value-type="string"><text:p text:style-name="P28"><text:span text:style-name="T2">TrajetSimpl</text:span><text:span text:style-name="T3">e</text:span></text:p></table:table-cell></table:table-row><table:table-row><table:table-cell table:style-name="Tableau8.A2" office:value-type="string"><text:p text:style-name="P1"><text:span text:style-name="T1">const char *depart, *arrivee, *moyenTransport</text:span> </text:p></table:table-cell></table:table-row><table:table-row><table:table-cell table:style-name="Tableau8.A2" office:value-type="string"><text:p text:style-name="P25">void Affiche()</text:p><text:p text:style-name="P25">bool IsBefore(Trajet &amp; <text:span text:style-name="T6">t</text:span>) const</text:p><text:p text:style-name="P25">const char* GetDepart<text:span text:style-name="T5">()</text:span> const</text:p><text:p text:style-name="P25">const char* GetArrivee<text:span text:style-name="T5">()</text:span> const</text:p><text:p text:style-name="P25">TrajetSimple(const chard* d, const char* a, const char* mT)</text:p><text:p text:style-name="P25">virtual ~TrajetSimple()</text:p></table:table-cell></table:table-row></table:table></draw:text-box></draw:frame><draw:frame draw:style-name="fr1" draw:name="Cadre11" text:anchor-type="paragraph" svg:x="8.412cm" svg:y="0.208cm" draw:z-index="3"><draw:text-box fo:min-height="4.583cm" fo:min-width="5.456cm"><table:table table:name="Tableau11" table:style-name="Tableau11"><table:table-column table:style-name="Tableau11.A"/><table:table-row><table:table-cell table:style-name="Tableau11.A1" office:value-type="string"><text:p text:style-name="P24">TrajetCompose</text:p></table:table-cell></table:table-row><table:table-row><table:table-cell table:style-name="Tableau11.A2" office:value-type="string"><text:p text:style-name="P1"><text:span text:style-name="T4">Liste * liste</text:span> </text:p></table:table-cell></table:table-row><table:table-row><table:table-cell table:style-name="Tableau11.A2" office:value-type="string"><text:p text:style-name="P29">void Affiche() const</text:p><text:p text:style-name="P29">bool Add(Trajet &amp; t)</text:p><text:p text:style-name="P26">bool IsBefore(Trajet &amp;) const</text:p><text:p text:style-name="P26">const char* GetDepart<text:span text:style-name="T5">() </text:span>const</text:p><text:p text:style-name="P27">const char* GetArrivee() const</text:p><text:p text:style-name="P29">TrajetCompose(Trajet* t1, Trajet* t2)</text:p><text:p text:style-name="P29">virtual~TrajetCompose()</text:p></table:table-cell></table:table-row></table:table></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Cadre9" text:anchor-type="paragraph" draw:z-index="1"><draw:text-box fo:min-height="0.34cm" fo:min-width="0.34cm"><table:table table:name="Tableau9" table:style-name="Tableau9"><table:table-column table:style-name="Tableau9.A"/><table:table-row><table:table-cell table:style-name="Tableau9.A1" office:value-type="string"><text:p text:style-name="P20">Liste</text:p></table:table-cell></table:table-row><table:table-row><table:table-cell table:style-name="Tableau9.A2" office:value-type="string"><text:p text:style-name="P22">ElementListe * first</text:p></table:table-cell></table:table-row><table:table-row><table:table-cell table:style-name="Tableau9.A2" office:value-type="string"><text:p text:style-name="P22">void Add(Trajet* t)</text:p><text:p text:style-name="P22">void Affiche(const char * texte)</text:p><text:p text:style-name="P22">Liste()</text:p><text:p text:style-name="P22">virtual ~Liste()</text:p></table:table-cell></table:table-row></table:table></draw:text-box></draw:frame></text:p>
      <text:p text:style-name="P2"/>
      <text:p text:style-name="P2"/>
      <text:p text:style-name="P2"/>
      <text:p text:style-name="P2"/>
      <text:p text:style-name="P2"/>
      <text:p text:style-name="P2"/>
      <text:p text:style-name="P2"/>
      <text:p text:style-name="P2"/>
      <text:p text:style-name="P2"><draw:custom-shape text:anchor-type="paragraph" draw:z-index="6" draw:style-name="gr1" svg:width="0.763cm" svg:height="1.355cm" svg:x="7.982cm" svg:y="0.11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draw:frame draw:style-name="fr1" draw:name="Cadre12" text:anchor-type="paragraph" svg:x="6.486cm" svg:y="0.138cm" draw:z-index="7"><draw:text-box fo:min-height="0.34cm" fo:min-width="0.34cm"><table:table table:name="Tableau12" table:style-name="Tableau12"><table:table-column table:style-name="Tableau12.A"/><table:table-row><table:table-cell table:style-name="Tableau12.A1" office:value-type="string"><text:p text:style-name="P19">ElementListe</text:p></table:table-cell></table:table-row><table:table-row><table:table-cell table:style-name="Tableau12.A2" office:value-type="string"><text:p text:style-name="P22">Trajet* trajet</text:p><text:p text:style-name="P22">ElementListe* suivant</text:p></table:table-cell></table:table-row><table:table-row><table:table-cell table:style-name="Tableau12.A2" office:value-type="string"><text:p text:style-name="P22">ElementListe(Trajet* t)</text:p><text:p text:style-name="P22">virtual ElementListe()</text:p></table:table-cell></table:table-row></table:table></draw:text-box></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Cadre10" text:anchor-type="paragraph" svg:x="2.542cm" svg:y="0.004cm" draw:z-index="2"><draw:text-box fo:min-height="0.34cm" fo:min-width="0.34cm"><table:table table:name="Tableau10" table:style-name="Tableau10"><table:table-column table:style-name="Tableau10.A"/><table:table-row><table:table-cell table:style-name="Tableau10.A1" office:value-type="string"><text:p text:style-name="P20">Catalogue</text:p></table:table-cell></table:table-row><table:table-row><table:table-cell table:style-name="Tableau10.A2" office:value-type="string"><text:p text:style-name="P23">Liste* liste</text:p></table:table-cell></table:table-row><table:table-row><table:table-cell table:style-name="Tableau10.A2" office:value-type="string"><text:p text:style-name="P23"><text:span text:style-name="T7">v</text:span>oid Affiche() const</text:p><text:p text:style-name="P23">void Add(Trajet* t)</text:p><text:p text:style-name="P23">unsigned int RechercheParcours(const char* depart, const char* arrivee)</text:p><text:p text:style-name="P23">unsigned int RechercheParcoursAvancee(const char* depart, const char* arrivee) </text:p><text:p text:style-name="P23">Catalogue()</text:p><text:p text:style-name="P23">virtual ~Catalogue()</text:p></table:table-cell></table:table-row></table:table></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Nous avons choisi de faire une classe Trajet sans attribut, dont TrajetSimple et TrajetCompose hérite. Un TrajetSimple possède un départ, une arrivée et un moyen de transport. Un TrajetCompose possède quant à lui un pointeur sur une liste de Trajet. Pour n'importe quel trajet on peut afficher ses caractéristiques, obtenir son départ et son arrivée et comparer son arrivée avec le départ d'un autre Trajet. On peut aussi rajouter une étape à un TrajetCompose. La classe ElementListe hérite de Liste qui est une classe qui possède un <text:span text:style-name="T9">pointeur sur un</text:span> ElementListe initial. La classe ElementListe permet de stocker un <text:span text:style-name="T9">pointeur sur un </text:span>Trajet et un <text:span text:style-name="T9">sur un</text:span> ElementListe suivant. <text:span text:style-name="T9">Enfin la classe Catalogue possède un pointeur sur une Liste de Trajet.</text:span></text:p>
      <text:p text:style-name="P7"/>
      <text:p text:style-name="P7"/>
      <text:p text:style-name="P7"/>
      <text:p text:style-name="P7">II) Description de la structure de donnée – dessin mémoire</text:p>
      <text:p text:style-name="P10"/>
      <text:p text:style-name="P10"/>
      <text:p text:style-name="P7">III) Listing des classes</text:p>
      <text:p text:style-name="P2"/>
      <text:p text:style-name="P2"/>
      <text:p text:style-name="P5"/>
      <text:p text:style-name="P8"><text:span text:style-name="T8">IV) </text:span>Conclusion</text:p>
      <text:p text:style-name="P4"/>
      <text:p text:style-name="P11">Nous avons rencontré principalement deux problèmes lors de ce projet. Le premier est que nous avions au départ mal implémenté la façon de faire une lise, nous avions essayer de gérer ça avec de l'héritage entre une classe Liste et les classes de Trajets. Nous nous sommes ensuite souvenu qu'il fallait séparer tout cela et que de l'héritage entre les deux n'était pas la bonne solution.</text:p>
      <text:p text:style-name="P11">Ensuite, nous avons eu du mal à implémenter la méthode RechercheParcoursAvancee. Ce n'était pas tant le fait de combiner les trajets qui nous a paru difficile mais de trouver comment cette méthode pouvait trouver tous les trajets possibles. </text:p>
      <text:p text:style-name="P3"/>
      <text:p text:style-name="P13">Parmi les <text:s/>améliorations possibles nous aurions pu par exemple modifier le constructeur de TrajetCompose qui n'est pas optimal lorsque l'on veut créer un trajet composé avec de nombreuses étapes et qui a rendu plus complexe cette gestion dans notre menu. De plus, puisque cela est maintenant gérer dans notre Menu la méthode IsBefore est maintenant obsolète (nous l'avons conserver pour divers tes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9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2:37:50.303000000</meta:creation-date>
    <dc:date>2017-12-03T19:13:59.475000000</dc:date>
    <meta:editing-duration>PT1H53M30S</meta:editing-duration>
    <meta:editing-cycles>9</meta:editing-cycles>
    <meta:generator>LibreOffice/5.0.6.3$Windows_x86 LibreOffice_project/490fc03b25318460cfc54456516ea2519c11d1aa</meta:generator>
    <meta:document-statistic meta:table-count="6" meta:image-count="0" meta:object-count="0" meta:page-count="3" meta:paragraph-count="59" meta:word-count="481" meta:character-count="3338" meta:non-whitespace-character-count="2788"/>
  </office:meta>
</office:document-meta>
</file>